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3">
      <style:text-properties fo:font-weight="bold" style:font-weight-asian="bold" style:font-weight-complex="bold"/>
    </style:style>
    <style:style style:name="P6" style:family="paragraph" style:parent-style-name="Standard" style:list-style-name="L4">
      <style:text-properties fo:font-weight="bold" style:font-weight-asian="bold" style:font-weight-complex="bold"/>
    </style:style>
    <style:style style:name="P7" style:family="paragraph" style:parent-style-name="Standard" style:list-style-name="L4"/>
    <style:style style:name="P8" style:family="paragraph" style:parent-style-name="Standard" style:list-style-name="L5"/>
    <style:style style:name="P9" style:family="paragraph" style:parent-style-name="Standard" style:list-style-name="L6"/>
    <style:style style:name="P10" style:family="paragraph" style:parent-style-name="Standard" style:list-style-name="L7"/>
    <style:style style:name="P11" style:family="paragraph" style:parent-style-name="Standard" style:list-style-name="L1">
      <style:paragraph-properties fo:break-before="page"/>
    </style:style>
    <style:style style:name="P12" style:family="paragraph" style:parent-style-name="Standard" style:list-style-name="L7">
      <style:paragraph-properties fo:break-before="page"/>
    </style:style>
    <style:style style:name="T1" style:family="text">
      <style:text-properties fo:color="#800000" fo:background-color="#ffff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side</text:p>
      <text:p text:style-name="P1">Sammendrag</text:p>
      <text:list xml:id="list541000241164456432" text:style-name="L1">
        <text:list-item>
          <text:p text:style-name="P11">Innledning</text:p>
          <text:p text:style-name="P2">1.1 Bakgrunn</text:p>
          <text:p text:style-name="P2">1.2 Problemstilling</text:p>
          <text:p text:style-name="P2">1.3 Innholdsfortegnelse</text:p>
        </text:list-item>
      </text:list>
      <text:p text:style-name="Standard"/>
      <text:list xml:id="list2598639359211110213" text:style-name="L2">
        <text:list-item>
          <text:p text:style-name="P3">Digital Signalbehandling og Musikkteori</text:p>
          <text:p text:style-name="P3">2.1 FFT – Fast Fourier Transform</text:p>
        </text:list-item>
      </text:list>
      <text:p text:style-name="Standard"/>
      <text:p text:style-name="Standard"/>
      <text:p text:style-name="Standard"/>
      <text:list xml:id="list38563895" text:continue-numbering="true" text:style-name="L2">
        <text:list-header>
          <text:p text:style-name="P3">2.2 Frekvenser i Musikk</text:p>
          <text:p text:style-name="P3">2.3 Noter</text:p>
        </text:list-header>
      </text:list>
      <text:p text:style-name="Standard"/>
      <text:list xml:id="list7908514228137615586" text:style-name="L3">
        <text:list-item>
          <text:p text:style-name="P5">Programmeringsverktøy</text:p>
          <text:p text:style-name="P4">3.1 Android</text:p>
        </text:list-item>
      </text:list>
      <text:p text:style-name="Standard"/>
      <text:p text:style-name="Standard">VeryNote er laget for bruk på mobiltelefoner som kjører Android operativsystem. Den siste versjonen er i skrivende stund Lollipop 5.1 (SDK 22), man må minst ha versjon 4.0 IceCreamSandwich (SDK 14) for å bruke appen. Hvis man velger å kun utvikle for den siste versjonen så risikerer man at veldig få vil kunne bruke appen, mens hvis man velger en veldig gammel versjon mister man muligheten til å bruke metoder og funksjoner som finnes i nyere API. Rundt 90% av alle enheter som kjører Android har idag versjon 4.0 eller nyere [1], vi valgte derfor å ha dette som minimumsversjon for at appen skulle kunne brukes på flest mulig enheter, samtidig som vi har et nyere API å jobbe med.</text:p>
      <text:p text:style-name="Standard"/>
      <text:list xml:id="list38558555" text:continue-numbering="true" text:style-name="L3">
        <text:list-header>
          <text:p text:style-name="P4">3.2 Android Studio</text:p>
        </text:list-header>
      </text:list>
      <text:p text:style-name="Standard"/>
      <text:p text:style-name="Standard">Android Studio er programeringsverktøyet vi har brukt. Det er den offisielle IDE for å skrive applikasjoner for Android ved bruk av programmeringsspråket Java. Det fungerer på mange måter som Eclipse for Java, men inneholder i tillegg flere funksjoner som er nyttige i utviklingen av en app. Det finnes en emulator man kan teste apper på uten å måtte koble til en mobiltelefon, og det er enkelt å sette opp en fungerende hello-world app for videre utvikling. Når man jobber med brukergrensesnitt kan man plassere knapper og tekstbokser rett på en forhåndsvisning, så ser man med en gang hvordan det vil se ut.</text:p>
      <text:p text:style-name="Standard"/>
      <text:p text:style-name="Standard"/>
      <text:list xml:id="list6641321961068699596" text:style-name="L4">
        <text:list-item>
          <text:p text:style-name="P6">Implementasjon av teori</text:p>
          <text:p text:style-name="P7">4.1 JTransform</text:p>
          <text:p text:style-name="P7"/>
        </text:list-item>
      </text:list>
      <text:p text:style-name="Standard">JTransform er et Java bibliotek med åpen kildekode. Det inneholder fire forskjellige transformasjoner, Discrete Fourier Transform (DFT), Discrete Cosine Transform (DCT), Discrete Sine Transform (DST) og Discrete Hartley Transform (DHT). Vi har benyttet oss av klassen DoubleFFT_1D og metoden complexForward(double[] a).</text:p>
      <text:p text:style-name="Standard"/>
      <text:p text:style-name="Standard">Mer om PitchDec...</text:p>
      <text:p text:style-name="Standard"/>
      <text:list xml:id="list38562015" text:continue-numbering="true" text:style-name="L4">
        <text:list-header>
          <text:p text:style-name="P7">4.2 NoteSearch</text:p>
        </text:list-header>
      </text:list>
      <text:p text:style-name="Standard"/>
      <text:p text:style-name="Standard">Notene blir lagret som objekter med informasjon om blant annet hertz-verdi og om de er sharp/flat. Det blir også laget et HashMap med frekvensverdier som brukes for å finne hvilken note som er nærmest gitt frekvens. Etter at frekvensen er funnet i PitchDec er det ikke sikkert denne er helt lik en notefrekvens.</text:p>
      <text:p text:style-name="Standard"><text:soft-page-break/></text:p>
      <text:list xml:id="list38568787" text:continue-numbering="true" text:style-name="L4">
        <text:list-header>
          <text:p text:style-name="P7">4.3 Metronom</text:p>
          <text:p text:style-name="P7">4.4 Dynamisk endring av notelengde</text:p>
          <text:p text:style-name="P7"/>
        </text:list-header>
      </text:list>
      <text:p text:style-name="Standard"/>
      <text:list xml:id="list341974292541343050" text:style-name="L5">
        <text:list-item>
          <text:p text:style-name="P8">Oppbygging av kode</text:p>
          <text:p text:style-name="P8">5.1 Kodestruktur</text:p>
          <text:p text:style-name="P8">5.2 <text:s/>(viktige ting i koden, f.eks config.contex &lt;3 )</text:p>
          <text:p text:style-name="P8">5.3 Sentrale metoder</text:p>
          <text:p text:style-name="P8">5.4 XML</text:p>
          <text:p text:style-name="P8">5.5 UI</text:p>
        </text:list-item>
      </text:list>
      <text:p text:style-name="Standard"/>
      <text:list xml:id="list3550451486687537648" text:style-name="L6">
        <text:list-item>
          <text:p text:style-name="P9">Appens virkemåte</text:p>
        </text:list-item>
      </text:list>
      <text:p text:style-name="Standard"/>
      <text:p text:style-name="Standard"/>
      <text:list xml:id="list38575104" text:continue-numbering="true" text:style-name="L6">
        <text:list-header>
          <text:p text:style-name="P9">6.1 Hovedskjerm</text:p>
        </text:list-header>
      </text:list>
      <text:p text:style-name="Standard">Hovedskjermen består av en «Action-Bar» Navnet på appen, filen og flere knapper og funksjoner. Neders er en knapp og midt på skjermen er et notesystem med G-nøkkel.</text:p>
      <text:p text:style-name="Standard"/>
      <text:list xml:id="list38586127" text:continue-numbering="true" text:style-name="L6">
        <text:list-item>
          <text:list>
            <text:list-item>
              <text:list>
                <text:list-header>
                  <text:p text:style-name="P9">1 record knappen</text:p>
                </text:list-header>
              </text:list>
            </text:list-item>
          </text:list>
        </text:list-item>
      </text:list>
      <text:p text:style-name="Standard">Når brukeren trykker på «record»-knappen når mikrofon sybolet står ved siden av den, vil appen begynne å analysere lyden den får inn og mikrofon sybolet vil endre seg til ett stopp symbol. Det er nå brukeren begynner å synge og appen vil vise hvilke noter brukeren synger ved å skrive noten ut i notesystemet på skjermen. Når brukeren trykker på «record»-knappen igjen, vil appen slutte å analysere lyden som kommer inn og symbolet vil endre seg fra et stopp symbol tilbake til mikrofon sybolet. Brukeren kan scrolle gjennom notene og hvis brukeren trykker på «record»-knappen igjen kan han fortsette på den samme inspillingen. De nye notene vil bli lagt til å slutten av den forrige.</text:p>
      <text:p text:style-name="Standard"/>
      <text:list xml:id="list38575897" text:continue-numbering="true" text:style-name="L6">
        <text:list-item>
          <text:list>
            <text:list-item>
              <text:list>
                <text:list-header>
                  <text:p text:style-name="P9">2 A4 knappen</text:p>
                </text:list-header>
              </text:list>
            </text:list-item>
          </text:list>
        </text:list-item>
      </text:list>
      <text:p text:style-name="Standard">PÅ knappen ved siden av «record»-knappen står det A4. Denne knappen spiller av en frekvens på 440hz som tilsvarer en A. Denne knappen skal hjelpe brukeren å «stemme seg selv» før de begynner å spille inn en sang.</text:p>
      <text:p text:style-name="Standard"/>
      <text:list xml:id="list38576657" text:continue-numbering="true" text:style-name="L6">
        <text:list-item>
          <text:list>
            <text:list-item>
              <text:list>
                <text:list-header>
                  <text:p text:style-name="P9">3 legg til titel</text:p>
                </text:list-header>
              </text:list>
            </text:list-item>
          </text:list>
        </text:list-item>
      </text:list>
      <text:p text:style-name="Standard">Når du åpner appen står det «Untiteled» øverst. Når brukeren trykker på ordet, kan de selv legge til et egendefinert navn. [...]</text:p>
      <text:p text:style-name="Standard"/>
      <text:list xml:id="list38564857" text:continue-numbering="true" text:style-name="L6">
        <text:list-item>
          <text:list>
            <text:list-item>
              <text:list>
                <text:list-header>
                  <text:p text:style-name="P9">4 metronom </text:p>
                </text:list-header>
              </text:list>
            </text:list-item>
          </text:list>
        </text:list-item>
      </text:list>
      <text:p text:style-name="Standard">Nederst på skjermen står en knapp. Når brukeren trykker på knappen begynner telefonen å vibrere i små intervaller. Dette er metronomet, brukeren kan selv redigere hastogheten til metronomet (bpm) i menyen.</text:p>
      <text:p text:style-name="Standard"/>
      <text:p text:style-name="Standard"/>
      <text:list xml:id="list38582819" text:continue-numbering="true" text:style-name="L6">
        <text:list-header>
          <text:p text:style-name="P9">6.2 Redigering av noter</text:p>
        </text:list-header>
      </text:list>
      <text:p text:style-name="Standard">Etter at brukeren har sunget inn notene sine, kan det være at de vil endre noe. <text:span text:style-name="T1">[Heldigvis for dem har vi implementert en måte å redigere notene på.]</text:span></text:p>
      <text:p text:style-name="Standard"/>
      <text:list xml:id="list38571897" text:continue-numbering="true" text:style-name="L6">
        <text:list-item>
          <text:list>
            <text:list-item>
              <text:list>
                <text:list-header>
                  <text:p text:style-name="P9">1 valg av noter</text:p>
                </text:list-header>
              </text:list>
            </text:list-item>
          </text:list>
        </text:list-item>
      </text:list>
      <text:p text:style-name="Standard">Brukeren trykker på den noten de vil endre, noten vil endre farge og telefonen vil vibrere kort for å indikere at en note har blitt valgt. Når brukeren er ferdig å rediegere kan de trykke på den samme noten igjen for å velge den bort, eller trykke på en annen note for å velge den istedet.</text:p>
      <text:p text:style-name="Standard"/>
      <text:list xml:id="list38585783" text:continue-numbering="true" text:style-name="L6">
        <text:list-item>
          <text:list>
            <text:list-item>
              <text:list>
                <text:list-header>
                  <text:p text:style-name="P9"><text:soft-page-break/>2 navn på noten vises</text:p>
                  <text:p text:style-name="P9"/>
                  <text:p text:style-name="P9">3 slett knapp</text:p>
                </text:list-header>
              </text:list>
            </text:list-item>
          </text:list>
        </text:list-item>
      </text:list>
      <text:p text:style-name="Standard">Hvis brukeren har sunget helt feil, eller ombestemt seg kan de trykke på «delete note»-knappen. Denne knappen sletter noten</text:p>
      <text:p text:style-name="Standard"/>
      <text:p text:style-name="Standard"><text:tab/><text:tab/>4 down /up</text:p>
      <text:p text:style-name="Standard">Disse knappene flytter den valgte noten opp eller ned en stamtone.</text:p>
      <text:p text:style-name="Standard"/>
      <text:p text:style-name="Standard"><text:tab/><text:tab/>5 b/#/n </text:p>
      <text:p text:style-name="Standard">Den valgte noten kan brukeren velge hvordan noten skal markeres. Hvis noten allerede har en markering kan denne fjernes ved å trykke på knappen som tilsier denne markeringen. F.eks hvis noten er markert med en «b» kan brukeren fjerne den ved å trykke på «b»-knappen. Den kan selvsagt legges til igjen ved å trykke på knappen en gang til. Hvis brukeren heller vil endre markeringen for noten fra «b» til «#» kan brukeren trykke på «#»-knappen. </text:p>
      <text:p text:style-name="Standard"/>
      <text:p text:style-name="Standard"/>
      <text:list xml:id="list38582061" text:continue-numbering="true" text:style-name="L6">
        <text:list-header>
          <text:p text:style-name="P9">6.3 Meny</text:p>
        </text:list-header>
      </text:list>
      <text:p text:style-name="Standard">Brukeren åpner menyen ved å trykke på telefonens «meny» knapp eller ved å trykke på de tre prikkene ved siden av A4 knappen. Hvis skjermen til telefone er liten vil ikke de tre prikkene vises.</text:p>
      <text:p text:style-name="Standard"/>
      <text:list xml:id="list38584702" text:continue-numbering="true" text:style-name="L6">
        <text:list-item>
          <text:list>
            <text:list-item>
              <text:list>
                <text:list-header>
                  <text:p text:style-name="P9">6.3.1 new masterpiece</text:p>
                </text:list-header>
              </text:list>
            </text:list-item>
          </text:list>
        </text:list-item>
      </text:list>
      <text:p text:style-name="Standard">Når brukeren vil starte på nytt, kan de trykke på «new masterpiece»-knappen i menyen. Appen vil bli resatt og alle notene vil bli slettet. Titelen vil også bli satt tilbake til «Untitled»</text:p>
      <text:p text:style-name="Standard"/>
      <text:list xml:id="list38565120" text:continue-numbering="true" text:style-name="L6">
        <text:list-item>
          <text:list>
            <text:list-item>
              <text:list>
                <text:list-header>
                  <text:p text:style-name="P9">6.3.2 save/share musicXML</text:p>
                </text:list-header>
              </text:list>
            </text:list-item>
          </text:list>
        </text:list-item>
      </text:list>
      <text:p text:style-name="Standard">En musicXML fil er et populært fil forat for musikk. [...]</text:p>
      <text:p text:style-name="Standard"/>
      <text:p text:style-name="Standard">Når brukeren trykker på «save MusicXML»-knappen vil en xml fil med all informationen fra appen bli lagret under det navnet brukeren selv har skrevet inn. Hvis brukeren ikke har valgt ett navn vil filen bli lagret som «Untitled». Hvis det allerede finnes en fil under smme navn, vil filen ikke bli lagret og bruker en få en medlig om at en fil ved dete navnet allerede eksisterer. Det blir da opp til brukeren om de vil gi denne filen ett nytt navn, eller finne den gamle filen og slette den.</text:p>
      <text:p text:style-name="Standard"/>
      <text:p text:style-name="Standard">«Share MusicXML» knappen åpner en ny meny som lar brukeren velge hvordan de vil dele xml-filen. F.eks om de vil sende den med e-post eller over bluetooth.</text:p>
      <text:p text:style-name="Standard"/>
      <text:list xml:id="list38557645" text:continue-numbering="true" text:style-name="L6">
        <text:list-item>
          <text:list>
            <text:list-item>
              <text:list>
                <text:list-header>
                  <text:p text:style-name="P9">6.3.3 settings</text:p>
                </text:list-header>
              </text:list>
            </text:list-item>
          </text:list>
        </text:list-item>
      </text:list>
      <text:p text:style-name="Standard">Når brukeren trykker på «Settings»-knappen åpnes et pop-up vindu med noen valg. Her kan brukeren velge om de vil synge inn i F eller G- nøkkel og hvilken hastighet de vil ha på meteronomet. Hastigheten på meteronomet påvirker også hvor ofte man ser taktstreker når man spiller inn noter. Når brukeren velger å endre hvilken nøkkel de synger i, vil alle notene bli slettet.</text:p>
      <text:p text:style-name="Standard"/>
      <text:list xml:id="list4753101849873405152" text:style-name="L7">
        <text:list-item>
          <text:p text:style-name="P10">Konklusjon og videre arbeid</text:p>
          <text:p text:style-name="P10">7.1 Konklusjon</text:p>
          <text:p text:style-name="P10">7.2 Videre arbeid, flere funksjoner i appen, tilleggsprogram til pc</text:p>
        </text:list-item>
      </text:list>
      <text:p text:style-name="Standard"/>
      <text:p text:style-name="Standard">Dette har vært ett svært interesangt og lærerikt prosjekt. Hadde vi hatt mer tid ville vi selvsagt ha lagt til mer funkjonalitet. Et godt eksempel på oe vi dessverre ikke hadde nok tid til å implementere er midi playback. Siden android ikke støtter (javasound?) måtte vi ha skrevet vår egen ekvivalent av dette eller funnet en måte å bruke dette tiltross for androids limitasjoner, og det ville tatt mye mer tid en det vi hadde til rådighet. Vi vurderte også og utvikle et dataprogram som fungerte sammen <text:soft-page-break/>med appen, slik at man lett kunne få filene sine til dataen og redigere dem videre der. Da også med playback funksjoner. Vi ville også lagt til flere valg av «nøkkler», slik at man også kunne ha spilt inn på en C-nøkkel, i tilleg til valgene som er implementert men G-nøkkel og F-nøkkel. Appen ville gitt mulighet til å velge og å vise taktarten. </text:p>
      <text:p text:style-name="Standard"/>
      <text:p text:style-name="Standard">Det ville være mulig å synge inn i forskjellige dur-er og mol-er, og hatt note finne ut om de skulle være markert som «sharp» eller «flat». Hvilken dur/mol ville også selvsagt vært markert i margen sammen med nøkkelen og taktarten. Appen ville også hatt større utvalg av noter, både kortere og mer spesielle tilfeller. Den korteste noten tilgjengelig nå er 16-dels note, men de finnes 256-dels noter. Den ville hatt bindebuer og legatobuer for å symbolisere at noter skal holdes over taktstreken eller utføres som en bevegelse(ett pust), og muligheten til å legge inn dobble takt streker for å sybolisere en ny frase. Den ville også hatt sammenbundede og triol noter og muligheten til å endre og forlenge puser. Vi ville også ha lagt inn mulighet til å skrive metronomisk angivelse. </text:p>
      <text:p text:style-name="Standard"/>
      <text:p text:style-name="Standard"/>
      <text:p text:style-name="Standard">Knapper for å endre lengde</text:p>
      <text:p text:style-name="Standard">...mer?</text:p>
      <text:list xml:id="list38574445" text:continue-numbering="true" text:style-name="L7">
        <text:list-header>
          <text:p text:style-name="P10"/>
          <text:p text:style-name="P12">Vedlegg</text:p>
          <text:list>
            <text:list-header>
              <text:p text:style-name="P10">Kildekode</text:p>
              <text:p text:style-name="P10">(Kompilert app)</text:p>
              <text:p text:style-name="P12">Referanser</text:p>
              <text:p text:style-name="P10">the googles.com <text:s text:c="2"/></text:p>
            </text:list-header>
            <text:list-item>
              <text:p text:style-name="P10">http://www.bidouille.org/misc/androidcharts</text:p>
            </text:list-item>
          </text:list>
          <text:p text:style-name="P10"/>
          <text:list text:continue-numbering="true">
            <text:list-header>
              <text:p text:style-name="P10"/>
            </text:list-header>
          </text:list>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0T11:11:17.67</meta:creation-date>
    <dc:date>2015-04-14T18:40:28.48</dc:date>
    <meta:editing-duration>PT11H39M48S</meta:editing-duration>
    <meta:editing-cycles>5</meta:editing-cycles>
    <meta:generator>OpenOffice.org/3.4.1$Win32 OpenOffice.org_project/341m1$Build-9593</meta:generator>
    <meta:document-statistic meta:table-count="0" meta:image-count="0" meta:object-count="0" meta:page-count="8" meta:paragraph-count="74" meta:word-count="1436" meta:character-count="8453"/>
  </office:meta>
</office:document-meta>
</file>